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c6c4" officeooo:paragraph-rsid="001fc6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och 0</text:p>
      <text:p text:style-name="P1"><text:tab/>Epoch took 0.5354084968566895 seconds</text:p>
      <text:p text:style-name="P1">Test accuracy on legitimate test examples: 0.8557</text:p>
      <text:p text:style-name="P1">Epoch 1</text:p>
      <text:p text:style-name="P1"><text:tab/>Epoch took 0.42436742782592773 seconds</text:p>
      <text:p text:style-name="P1">Test accuracy on legitimate test examples: 0.8717</text:p>
      <text:p text:style-name="P1">Epoch 2</text:p>
      <text:p text:style-name="P1"><text:tab/>Epoch took 0.41147303581237793 seconds</text:p>
      <text:p text:style-name="P1">Test accuracy on legitimate test examples: 0.9681</text:p>
      <text:p text:style-name="P1">Epoch 3</text:p>
      <text:p text:style-name="P1"><text:tab/>Epoch took 0.4272322654724121 seconds</text:p>
      <text:p text:style-name="P1">Test accuracy on legitimate test examples: 0.9725</text:p>
      <text:p text:style-name="P1">Epoch 4</text:p>
      <text:p text:style-name="P1"><text:tab/>Epoch took 0.413646936416626 seconds</text:p>
      <text:p text:style-name="P1">Test accuracy on legitimate test examples: 0.9745</text:p>
      <text:p text:style-name="P1">Epoch 5</text:p>
      <text:p text:style-name="P1"><text:tab/>Epoch took 0.40947484970092773 seconds</text:p>
      <text:p text:style-name="P1">Test accuracy on legitimate test examples: 0.9759</text:p>
      <text:p text:style-name="P1">Epoch 6</text:p>
      <text:p text:style-name="P1"><text:tab/>Epoch took 0.4389622211456299 seconds</text:p>
      <text:p text:style-name="P1">Test accuracy on legitimate test examples: 0.9768</text:p>
      <text:p text:style-name="P1">Epoch 7</text:p>
      <text:p text:style-name="P1"><text:tab/>Epoch took 0.4239175319671631 seconds</text:p>
      <text:p text:style-name="P1">Test accuracy on legitimate test examples: 0.9783</text:p>
      <text:p text:style-name="P1">Epoch 8</text:p>
      <text:p text:style-name="P1"><text:tab/>Epoch took 0.4079461097717285 seconds</text:p>
      <text:p text:style-name="P1">Test accuracy on legitimate test examples: 0.9787</text:p>
      <text:p text:style-name="P1">Epoch 9</text:p>
      <text:p text:style-name="P1"><text:tab/>Epoch took 0.4224717617034912 seconds</text:p>
      <text:p text:style-name="P1">Test accuracy on legitimate test examples: 0.9785</text:p>
      <text:p text:style-name="P1">Epoch 10</text:p>
      <text:p text:style-name="P1"><text:tab/>Epoch took 0.44426608085632324 seconds</text:p>
      <text:p text:style-name="P1">Test accuracy on legitimate test examples: 0.9778</text:p>
      <text:p text:style-name="P1">Epoch 11</text:p>
      <text:p text:style-name="P1"><text:tab/>Epoch took 0.443892240524292 seconds</text:p>
      <text:p text:style-name="P1">Test accuracy on legitimate test examples: 0.9784</text:p>
      <text:p text:style-name="P1">Epoch 12</text:p>
      <text:p text:style-name="P1"><text:tab/>Epoch took 0.45307207107543945 seconds</text:p>
      <text:p text:style-name="P1">Test accuracy on legitimate test examples: 0.9784</text:p>
      <text:p text:style-name="P1">Epoch 13</text:p>
      <text:p text:style-name="P1"><text:tab/>Epoch took 0.40892505645751953 seconds</text:p>
      <text:p text:style-name="P1">Test accuracy on legitimate test examples: 0.9783</text:p>
      <text:p text:style-name="P1">Epoch 14</text:p>
      <text:p text:style-name="P1"><text:tab/>Epoch took 0.41544270515441895 seconds</text:p>
      <text:p text:style-name="P1">Test accuracy on legitimate test examples: 0.9786</text:p>
      <text:p text:style-name="P1">Epoch 15</text:p>
      <text:p text:style-name="P1"><text:tab/>Epoch took 0.4062776565551758 seconds</text:p>
      <text:p text:style-name="P1">Test accuracy on legitimate test examples: 0.9782</text:p>
      <text:p text:style-name="P1">Epoch 16</text:p>
      <text:p text:style-name="P1"><text:tab/>Epoch took 0.4190959930419922 seconds</text:p>
      <text:p text:style-name="P1">Test accuracy on legitimate test examples: 0.9787</text:p>
      <text:p text:style-name="P1"/>
      <text:p text:style-name="P1"><text:soft-page-break/>Epoch 17</text:p>
      <text:p text:style-name="P1"><text:tab/>Epoch took 0.4169127941131592 seconds</text:p>
      <text:p text:style-name="P1">Test accuracy on legitimate test examples: 0.9784</text:p>
      <text:p text:style-name="P1">Epoch 18</text:p>
      <text:p text:style-name="P1"><text:tab/>Epoch took 0.41858744621276855 seconds</text:p>
      <text:p text:style-name="P1">Test accuracy on legitimate test examples: 0.9788</text:p>
      <text:p text:style-name="P1">Epoch 19</text:p>
      <text:p text:style-name="P1"><text:tab/>Epoch took 0.43027639389038086 seconds</text:p>
      <text:p text:style-name="P1">Test accuracy on legitimate test examples: 0.9787</text:p>
      <text:p text:style-name="P1">Completed model training.</text:p>
      <text:p text:style-name="P1">size of the adversarial image is (?, 784)</text:p>
      <text:p text:style-name="P1"/>
      <text:p text:style-name="P1">Test accuracy on adversarial examples: 0.0398</text:p>
      <text:p text:style-name="P1">Repeating the process, using adversarial training</text:p>
      <text:p text:style-name="P1">Epoch 0</text:p>
      <text:p text:style-name="P1"><text:tab/>Epoch took 0.6229457855224609 seconds</text:p>
      <text:p text:style-name="P1">Test accuracy on legitimate test examples: 0.742</text:p>
      <text:p text:style-name="P1">Test accuracy on adversarial examples: 0.1003</text:p>
      <text:p text:style-name="P1">Epoch 1</text:p>
      <text:p text:style-name="P1"><text:tab/>Epoch took 0.5763959884643555 seconds</text:p>
      <text:p text:style-name="P1">Test accuracy on legitimate test examples: 0.7585</text:p>
      <text:p text:style-name="P1">Test accuracy on adversarial examples: 0.0994</text:p>
      <text:p text:style-name="P1">Epoch 2</text:p>
      <text:p text:style-name="P1"><text:tab/>Epoch took 0.5743608474731445 seconds</text:p>
      <text:p text:style-name="P1">Test accuracy on legitimate test examples: 0.7657</text:p>
      <text:p text:style-name="P1">Test accuracy on adversarial examples: 0.0991</text:p>
      <text:p text:style-name="P1">Epoch 3</text:p>
      <text:p text:style-name="P1"><text:tab/>Epoch took 0.5638816356658936 seconds</text:p>
      <text:p text:style-name="P1">Test accuracy on legitimate test examples: 0.7688</text:p>
      <text:p text:style-name="P1">Test accuracy on adversarial examples: 0.0986</text:p>
      <text:p text:style-name="P1">Epoch 4</text:p>
      <text:p text:style-name="P1"><text:tab/>Epoch took 0.566396951675415 seconds</text:p>
      <text:p text:style-name="P1">Test accuracy on legitimate test examples: 0.7713</text:p>
      <text:p text:style-name="P1">Test accuracy on adversarial examples: 0.0983</text:p>
      <text:p text:style-name="P1">Epoch 5</text:p>
      <text:p text:style-name="P1"><text:tab/>Epoch took 0.5737349987030029 seconds</text:p>
      <text:p text:style-name="P1">Test accuracy on legitimate test examples: 0.7725</text:p>
      <text:p text:style-name="P1">Test accuracy on adversarial examples: 0.098</text:p>
      <text:p text:style-name="P1">Epoch 6</text:p>
      <text:p text:style-name="P1"><text:tab/>Epoch took 0.5658557415008545 seconds</text:p>
      <text:p text:style-name="P1">Test accuracy on legitimate test examples: 0.7732</text:p>
      <text:p text:style-name="P1">Test accuracy on adversarial examples: 0.0982</text:p>
      <text:p text:style-name="P1">Epoch 7</text:p>
      <text:p text:style-name="P1"><text:tab/>Epoch took 0.5611872673034668 seconds</text:p>
      <text:p text:style-name="P1">Test accuracy on legitimate test examples: 0.7745</text:p>
      <text:p text:style-name="P1">Test accuracy on adversarial examples: 0.0981</text:p>
      <text:p text:style-name="P1">Epoch 8</text:p>
      <text:p text:style-name="P1"><text:tab/>Epoch took 0.5769844055175781 seconds</text:p>
      <text:p text:style-name="P1">Test accuracy on legitimate test examples: 0.7743</text:p>
      <text:p text:style-name="P1">Test accuracy on adversarial examples: 0.0981</text:p>
      <text:p text:style-name="P1"/>
      <text:p text:style-name="P1"/>
      <text:p text:style-name="P1"><text:soft-page-break/>Epoch 9</text:p>
      <text:p text:style-name="P1"><text:tab/>Epoch took 0.5675127506256104 seconds</text:p>
      <text:p text:style-name="P1">Test accuracy on legitimate test examples: 0.775</text:p>
      <text:p text:style-name="P1">Test accuracy on adversarial examples: 0.0981</text:p>
      <text:p text:style-name="P1">Epoch 10</text:p>
      <text:p text:style-name="P1"><text:tab/>Epoch took 0.5745306015014648 seconds</text:p>
      <text:p text:style-name="P1">Test accuracy on legitimate test examples: 0.7753</text:p>
      <text:p text:style-name="P1">Test accuracy on adversarial examples: 0.0982</text:p>
      <text:p text:style-name="P1">Epoch 11</text:p>
      <text:p text:style-name="P1"><text:tab/>Epoch took 0.561955451965332 seconds</text:p>
      <text:p text:style-name="P1">Test accuracy on legitimate test examples: 0.775</text:p>
      <text:p text:style-name="P1">Test accuracy on adversarial examples: 0.0983</text:p>
      <text:p text:style-name="P1">Epoch 12</text:p>
      <text:p text:style-name="P1"><text:tab/>Epoch took 0.5714654922485352 seconds</text:p>
      <text:p text:style-name="P1">Test accuracy on legitimate test examples: 0.7756</text:p>
      <text:p text:style-name="P1">Test accuracy on adversarial examples: 0.0984</text:p>
      <text:p text:style-name="P1">Epoch 13</text:p>
      <text:p text:style-name="P1"><text:tab/>Epoch took 0.5864663124084473 seconds</text:p>
      <text:p text:style-name="P1">Test accuracy on legitimate test examples: 0.7754</text:p>
      <text:p text:style-name="P1">Test accuracy on adversarial examples: 0.0981</text:p>
      <text:p text:style-name="P1">Epoch 14</text:p>
      <text:p text:style-name="P1"><text:tab/>Epoch took 0.5700650215148926 seconds</text:p>
      <text:p text:style-name="P1">Test accuracy on legitimate test examples: 0.7759</text:p>
      <text:p text:style-name="P1">Test accuracy on adversarial examples: 0.098</text:p>
      <text:p text:style-name="P1">Epoch 15</text:p>
      <text:p text:style-name="P1"><text:tab/>Epoch took 0.5750622749328613 seconds</text:p>
      <text:p text:style-name="P1">Test accuracy on legitimate test examples: 0.7757</text:p>
      <text:p text:style-name="P1">Test accuracy on adversarial examples: 0.0982</text:p>
      <text:p text:style-name="P1">Epoch 16</text:p>
      <text:p text:style-name="P1"><text:tab/>Epoch took 0.5626111030578613 seconds</text:p>
      <text:p text:style-name="P1">Test accuracy on legitimate test examples: 0.7756</text:p>
      <text:p text:style-name="P1">Test accuracy on adversarial examples: 0.0985</text:p>
      <text:p text:style-name="P1">Epoch 17</text:p>
      <text:p text:style-name="P1"><text:tab/>Epoch took 0.5549705028533936 seconds</text:p>
      <text:p text:style-name="P1">Test accuracy on legitimate test examples: 0.7751</text:p>
      <text:p text:style-name="P1">Test accuracy on adversarial examples: 0.0983</text:p>
      <text:p text:style-name="P1">Epoch 18</text:p>
      <text:p text:style-name="P1"><text:tab/>Epoch took 0.5594992637634277 seconds</text:p>
      <text:p text:style-name="P1">Test accuracy on legitimate test examples: 0.7753</text:p>
      <text:p text:style-name="P1">Test accuracy on adversarial examples: 0.0983</text:p>
      <text:p text:style-name="P1">Epoch 19</text:p>
      <text:p text:style-name="P1"><text:tab/>Epoch took 0.5814189910888672 seconds</text:p>
      <text:p text:style-name="P1">Test accuracy on legitimate test examples: 0.7758</text:p>
      <text:p text:style-name="P1">Test accuracy on adversarial examples: 0.098</text:p>
      <text:p text:style-name="P1">Completed model train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4:41:52.614533174</meta:creation-date>
    <meta:print-date>2017-04-28T14:42:34.114615473</meta:print-date>
    <dc:date>2017-04-28T15:07:15.040757412</dc:date>
    <meta:editing-duration>PT15M12S</meta:editing-duration>
    <meta:editing-cycles>1</meta:editing-cycles>
    <meta:document-statistic meta:table-count="0" meta:image-count="0" meta:object-count="0" meta:page-count="3" meta:paragraph-count="145" meta:word-count="666" meta:character-count="4864" meta:non-whitespace-character-count="4303"/>
    <meta:generator>LibreOffice/5.1.6.2$Linux_X86_64 LibreOffice_project/10m0$Build-2</meta:generator>
  </office:meta>
</office:document-meta>
</file>